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7cm"/>
    </style:style>
    <style:style style:name="co3" style:family="table-column">
      <style:table-column-properties fo:break-before="auto" style:column-width="8.304cm"/>
    </style:style>
    <style:style style:name="co4" style:family="table-column">
      <style:table-column-properties fo:break-before="auto" style:column-width="1.251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17.067cm"/>
    </style:style>
    <style:style style:name="co7" style:family="table-column">
      <style:table-column-properties fo:break-before="auto" style:column-width="2.56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3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2.448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5.186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4.396cm" fo:break-before="auto" style:use-optimal-row-height="true"/>
    </style:style>
    <style:style style:name="ro14" style:family="table-row">
      <style:table-row-properties style:row-height="3.21cm" fo:break-before="auto" style:use-optimal-row-height="true"/>
    </style:style>
    <style:style style:name="ro15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35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002cm solid #000000" fo:background-color="#99ccff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2cm solid #000000" fo:background-color="#99ccff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02cm solid #000000" fo:background-color="#99cc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order-bottom="0.002cm solid #000000" fo:background-color="#99ccff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35cm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35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돋움" style:font-name-asian="돋움1" style:font-name-complex="Arial1"/>
    </style:style>
    <style:style style:name="ce1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돋움" style:font-name-asian="돋움1" style:font-name-complex="Arial1"/>
    </style:style>
    <style:style style:name="ce1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</style:style>
    <style:style style:name="ce17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00ccff"/>
      <style:text-properties style:font-name="돋움" style:font-name-asian="돋움1" style:font-name-complex="Arial1"/>
    </style:style>
    <style:style style:name="ce20" style:family="table-cell" style:parent-style-name="Default">
      <style:text-properties style:font-name="돋움" style:font-name-asian="돋움1" style:font-name-complex="Arial1"/>
    </style:style>
    <style:style style:name="ce21" style:family="table-cell" style:parent-style-name="Default">
      <style:table-cell-properties fo:background-color="#99ccff" fo:border="0.002cm solid #000000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ackground-color="#ff8080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25" style:family="table-cell" style:parent-style-name="Default">
      <style:table-cell-properties fo:border-bottom="none" fo:background-color="#99ccff" fo:border-left="none" fo:border-right="0.002cm solid #000000" fo:border-top="0.002cm solid #000000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T1" style:family="text">
      <style:text-properties style:font-name="돋움" style:font-name-asian="돋움1" style:font-name-complex="Arial1"/>
    </style:style>
  </office:automatic-styles>
  <office:body>
    <office:spreadsheet>
      <table:table table:name="시트1" table:style-name="ta1" table:print="false"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ce8"/>
        <table:table-column table:style-name="co1" table:default-cell-style-name="ce16"/>
        <table:table-column table:style-name="co1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2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0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로그인</text:p>
          </table:table-cell>
          <table:table-cell table:style-name="ce18"/>
          <table:table-cell/>
          <table:table-cell table:style-name="ce4" office:value-type="string" table:number-columns-spanned="2" table:number-rows-spanned="1">
            <text:p>요구사항 번호</text:p>
          </table:table-cell>
          <table:covered-table-cell table:style-name="ce4"/>
          <table:table-cell table:style-name="ce8" office:value-type="string" table:number-columns-spanned="2" table:number-rows-spanned="1">
            <text:p>M001</text:p>
          </table:table-cell>
          <table:covered-table-cell table:style-name="ce8"/>
          <table:table-cell table:style-name="ce16" office:value-type="string" table:number-columns-spanned="2" table:number-rows-spanned="1">
            <text:p>요구사항 명</text:p>
          </table:table-cell>
          <table:covered-table-cell table:style-name="ce8"/>
          <table:table-cell table:style-name="ce8"/>
        </table:table-row>
        <table:table-row table:style-name="ro4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9" office:value-type="string" table:number-columns-spanned="5" table:number-rows-spanned="1">
            <text:p>1) 로그인에 실패했을 때 아이디나 비밀번호 중 특정 하나만 알려주는 것이 아니라 </text:p>
            <text:p>둘다 틀렸다고 알려준다 </text:p>
            <text:p>2) 로그인 이후 통합 메인 화면으로 화면이 전환되어야 함 </text:p>
          </table:table-cell>
          <table:covered-table-cell/>
          <table:covered-table-cell table:style-name="ce8"/>
          <table:covered-table-cell table:number-columns-repeated="2"/>
          <table:table-cell table:style-name="ce18"/>
          <table:table-cell/>
          <table:table-cell table:style-name="ce4" office:value-type="string" table:number-columns-spanned="2" table:number-rows-spanned="1">
            <text:p>요구사항 설명</text:p>
          </table:table-cell>
          <table:covered-table-cell table:style-name="ce4"/>
          <table:table-cell table:style-name="ce10" office:value-type="string" table:number-columns-spanned="5" table:number-rows-spanned="1">
            <text:p>1) </text:p>
            <text:p>2) </text:p>
            <text:p>3) </text:p>
            <text:p/>
          </table:table-cell>
          <table:covered-table-cell table:number-columns-repeated="4" table:style-name="ce8"/>
        </table:table-row>
        <table:table-row table:style-name="ro5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회원가입 기능</text:p>
            <text:p>2) 아이디/비밀번호 찾기 기능</text:p>
          </table:table-cell>
          <table:covered-table-cell/>
          <table:covered-table-cell table:style-name="ce8"/>
          <table:covered-table-cell table:number-columns-repeated="2"/>
          <table:table-cell table:style-name="ce18"/>
          <table:table-cell/>
          <table:table-cell table:style-name="ce4" office:value-type="string" table:number-columns-spanned="2" table:number-rows-spanned="1">
            <text:p>관련 요구사항</text:p>
          </table:table-cell>
          <table:covered-table-cell table:style-name="ce4"/>
          <table:table-cell table:style-name="ce8" table:number-columns-spanned="5" table:number-rows-spanned="1"/>
          <table:covered-table-cell table:number-columns-repeated="4" table:style-name="ce8"/>
        </table:table-row>
        <table:table-row table:style-name="ro2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10" office:value-type="string" table:number-columns-spanned="2" table:number-rows-spanned="1">
            <text:p>1)회원가입 기능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/>
          <table:table-cell table:style-name="ce18"/>
          <table:table-cell/>
          <table:table-cell table:style-name="ce4" office:value-type="string" table:number-columns-spanned="2" table:number-rows-spanned="1">
            <text:p>전제 조건</text:p>
          </table:table-cell>
          <table:covered-table-cell table:style-name="ce4"/>
          <table:table-cell table:style-name="ce8" table:number-columns-spanned="2" table:number-rows-spanned="1"/>
          <table:covered-table-cell table:style-name="ce8"/>
          <table:table-cell table:style-name="ce16" office:value-type="string" table:number-columns-spanned="2" table:number-rows-spanned="1">
            <text:p>우선순위</text:p>
          </table:table-cell>
          <table:covered-table-cell table:style-name="ce8"/>
          <table:table-cell table:style-name="ce8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2"/>
          <table:table-cell table:style-name="ce5" office:value-type="string" table:number-columns-spanned="2" table:number-rows-spanned="1">
            <text:p>유형</text:p>
          </table:table-cell>
          <table:covered-table-cell table:style-name="ce7"/>
          <table:table-cell table:style-name="ce11" table:number-columns-spanned="2" table:number-rows-spanned="1"/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</table:table-row>
        <table:table-row table:style-name="ro3">
          <table:table-cell table:style-name="ce3" table:number-columns-repeated="2"/>
          <table:table-cell/>
          <table:table-cell table:style-name="Default" table:number-columns-repeated="4"/>
          <table:table-cell table:number-columns-repeated="3"/>
          <table:table-cell table:style-name="ce20"/>
          <table:table-cell table:number-columns-repeated="5"/>
        </table:table-row>
        <table:table-row table:style-name="ro3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02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회원 가입</text:p>
          </table:table-cell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4"/>
        </table:table-row>
        <table:table-row table:style-name="ro6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아이디는 아이디로, 닉네임은 닉네임으로 구분해 닉네임 만으로 사용자를 구별할 수 있게 한다. <text:s/></text:p>
            <text:p>2) 이름, 나이를 입력 받음</text:p>
            <text:p>3) 관심사는 최소 3개는 무조건 입력</text:p>
            <text:p>4) 주소 입력은 필수가 아님</text:p>
            <text:p>5) 전화번호 입력</text:p>
            <text:p>6) 주소는 가능하다면 text를 입력해 간단하게 ~시~구 이러한 모양으로 입력하도록 구현을 검토</text:p>
          </table:table-cell>
          <table:covered-table-cell/>
          <table:covered-table-cell table:style-name="ce8"/>
          <table:covered-table-cell table:number-columns-repeated="2"/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 table:number-columns-repeated="2"/>
        </table:table-row>
        <table:table-row table:style-name="ro7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이메일 인증 기능</text:p>
            <text:p>2) 아이디(닉네임) 중복 체크 기능</text:p>
            <text:p>3) 비밀번호 특수 문자 포함 기능</text:p>
          </table:table-cell>
          <table:covered-table-cell/>
          <table:covered-table-cell table:style-name="ce8"/>
          <table:covered-table-cell table:number-columns-repeated="2"/>
          <table:table-cell/>
          <table:table-cell table:style-name="ce19" office:value-type="string" table:number-columns-spanned="2" table:number-rows-spanned="1">
            <text:p>요구사항 번호</text:p>
          </table:table-cell>
          <table:covered-table-cell/>
          <table:table-cell table:number-columns-repeated="6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10" office:value-type="string" table:number-columns-spanned="2" table:number-rows-spanned="1">
            <text:p>1)이메일 인증</text:p>
            <text:p>2)주소 정보(지도) 기능 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office:value-type="string">
            <text:p>상</text:p>
          </table:table-cell>
          <table:table-cell/>
          <table:table-cell table:style-name="ce20" office:value-type="string" table:number-columns-spanned="4" table:number-rows-spanned="1">
            <text:p>M001~ [메인 화면에서 구현되어야 할 요구사항]</text:p>
          </table:table-cell>
          <table:covered-table-cell table:number-columns-repeated="3"/>
          <table:table-cell table:number-columns-repeated="4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/>
          <table:table-cell office:value-type="string" table:number-columns-spanned="4" table:number-rows-spanned="1">
            <text:p>B001~ 밴드에서 구현되어야 할 요구사항 <text:s/></text:p>
          </table:table-cell>
          <table:covered-table-cell table:number-columns-repeated="3"/>
          <table:table-cell table:number-columns-repeated="4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03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로그인]아이디/패스워드 찾기</text:p>
          </table:table-cell>
          <table:table-cell/>
          <table:table-cell table:style-name="ce21" office:value-type="string" table:number-columns-spanned="2" table:number-rows-spanned="1">
            <text:p>추가 요구 사항</text:p>
          </table:table-cell>
          <table:covered-table-cell table:style-name="ce25"/>
          <table:table-cell table:number-columns-repeated="6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9" office:value-type="string" table:number-columns-spanned="5" table:number-rows-spanned="1">
            <text:p>1) 아이디를 찾을 때는 이름과 전화번호를 같이 받아 아이디를 알려준다</text:p>
            <text:p>2) 비밀번호는 아이디와 이름 그리고 전화번호를 입력하고 일치한다면 비밀번호 변경 페이지로 <text:s text:c="13"/></text:p>
            <text:p>이동해 비밀번호를 재설정한다.</text:p>
            <text:p>3) 만약 위 두 과정을 시도하던 도중 정보가 틀리면 “일치하는 정보가 없습니다”라고 나타낸다</text:p>
            <text:p/>
          </table:table-cell>
          <table:covered-table-cell/>
          <table:covered-table-cell table:style-name="ce8"/>
          <table:covered-table-cell table:number-columns-repeated="2"/>
          <table:table-cell/>
          <table:table-cell table:style-name="ce22" office:value-type="string" table:number-columns-spanned="2" table:number-rows-spanned="1">
            <text:p>[홍영표] : 비밀번호 찾기에서 추가로 이메일 정보를 입력 받아서</text:p>
            <text:p><text:s text:c="4"/>이메일로 링크를 발송 후 그 링크를 이용해 </text:p>
            <text:p><text:s text:c="4"/>비밀번호 변경 페이지로 갈 수 있도록 하는 것이 어떨까</text:p>
          </table:table-cell>
          <table:covered-table-cell table:style-name="ce26"/>
          <table:table-cell table:number-columns-repeated="6"/>
        </table:table-row>
        <table:table-row table:style-name="ro10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아이디를 찾을 경우 이름,전화번호 입력 칸 필요 <text:s/></text:p>
            <text:p>2)비밀번호를 찾을 경우 아이디,이름,전화번호 입력 칸 필요</text:p>
            <text:p>3)입력한 정보와 일치하지 않으면 없다는 메세지 기능 구현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10" office:value-type="string" table:number-columns-spanned="2" table:number-rows-spanned="1">
            <text:p>1)비밀번호 변경기능(페이지)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04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회원가입]이메일 인증</text:p>
          </table:table-cell>
          <table:table-cell/>
          <table:table-cell table:style-name="ce21" office:value-type="string" table:number-columns-spanned="2" table:number-rows-spanned="1">
            <text:p>추가 요구 사항</text:p>
          </table:table-cell>
          <table:covered-table-cell table:style-name="ce25"/>
          <table:table-cell table:number-columns-repeated="6"/>
        </table:table-row>
        <table:table-row table:style-name="ro11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2" office:value-type="string" table:number-columns-spanned="5" table:number-rows-spanned="1">
            <text:p>1) 회원가입 시 임의의 4~8자리 특수문자를 포함하거나 혹은 번호를 이메일로 보내</text:p>
            <text:p><text:s text:c="4"/>추가 인증을 받도록 구현</text:p>
            <text:p/>
            <text:p>2) 전달받은 임의의 번호를 입력 후 인증확인 버튼을 누르면 테이블에 입력된 정보와 비교 후</text:p>
            <text:p><text:s text:c="2"/>일치하면 일치합니다. 아니면 '다시 입력하세요'를 반환</text:p>
            <text:p/>
            <text:p>3) 만약 일치해서 인증이 되고 회원가입이 완료가 될 시 테이블에 저장된 값을 제거</text:p>
            <text:p/>
          </table:table-cell>
          <table:covered-table-cell table:number-columns-repeated="4" table:style-name="ce15"/>
          <table:table-cell/>
          <table:table-cell table:style-name="ce22" office:value-type="string" table:number-columns-spanned="2" table:number-rows-spanned="1">
            <text:p>[홍영표] : 이메일을 인증한 회원과 아닌 회원을 구분하는 방법에 대해서도 고민을 해봤는데 </text:p>
            <text:p><text:span text:style-name="T1">회원 테이블에 칼럼을 하나 추가해서 회원가입 테이블을 일차적으로 인증 여부에 대한 참</text:span><text:span text:style-name="T1">,</text:span><text:span text:style-name="T1">거짓으로 정렬해서 </text:span></text:p>
            <text:p><text:span text:style-name="T1">인증한 회원은 테이블에 첫 행 부터 쭈르륵 나오게 하고</text:span><text:span text:style-name="T1">, </text:span><text:span text:style-name="T1">인증된 회원이 모두 나오면 그다음부터 비인증 회원이 </text:span></text:p>
            <text:p><text:span text:style-name="T1">쭈르륵 나오는 식으로 테이블을 구성하면 로그인 시 비인증 회원은 아이디 검색 대상에서</text:span></text:p>
            <text:p><text:span text:style-name="T1">제외되기 때문에 검색 속도가 더 빨라지지 않을까 생각합니다</text:span><text:span text:style-name="T1">. </text:span></text:p>
            <text:p><text:span text:style-name="T1">또 인증을 할때 마다 비인증 회원이 시작되는 </text:span><text:span text:style-name="T1">rownum</text:span><text:span text:style-name="T1">이 하나씩 증가하게 자바에 변수로</text:span></text:p>
            <text:p><text:span text:style-name="T1">저장해 놓으면 따로 </text:span><text:span text:style-name="T1">DB</text:span><text:span text:style-name="T1">에 검색 시작 지점을 저장하지 않고 배치 프로그램이라는 개념으로 서버가 시작할 때만</text:span></text:p>
            <text:p><text:span text:style-name="T1"><text:s/></text:span><text:span text:style-name="T1">비인증 회원이 시작되는 </text:span><text:span text:style-name="T1">rownum</text:span><text:span text:style-name="T1">을 구하게 하면 될것 같습니다</text:span><text:span text:style-name="T1">.</text:span></text:p>
            <text:p><text:span text:style-name="T1"/></text:p>
            <text:p><text:span text:style-name="T1">[</text:span><text:span text:style-name="T1">답변 </text:span><text:span text:style-name="T1">: </text:span><text:span text:style-name="T1">강태헌</text:span><text:span text:style-name="T1">] : </text:span><text:span text:style-name="T1">회원가입</text:span><text:span text:style-name="T1">(</text:span><text:span text:style-name="T1">회원</text:span><text:span text:style-name="T1">)</text:span><text:span text:style-name="T1">은 이메일로 발송되는 인증 문자를 입력해야만</text:span></text:p>
            <text:p><text:span text:style-name="T1">회원 가입이 이루어 지기 때문에 이메일 인증 회원과 비인증 회원을 구분하는 </text:span></text:p>
            <text:p><text:span text:style-name="T1">과정이 필요할까 생각합니다</text:span><text:span text:style-name="T1">. </text:span></text:p>
            <text:p><text:span text:style-name="T1"/></text:p>
          </table:table-cell>
          <table:covered-table-cell table:style-name="ce26"/>
          <table:table-cell table:number-columns-repeated="6"/>
        </table:table-row>
        <table:table-row table:style-name="ro7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이메일 입력</text:p>
            <text:p>2)인증번호 입력</text:p>
            <text:p>3)인증번호 확인, 가입시 임시로 저장되어있던 인증번호 제거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10" office:value-type="string" table:number-columns-spanned="2" table:number-rows-spanned="1">
            <text:p>이메일 주소가 오류가 없음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05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회원가입]아이디(닉네임) 중복 확인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닉네임을 통한 쪽지 시스템 구현을 위해서 중복되는 닉네임이 없도록 구현</text:p>
            <text:p>2) 전체 회원을 대상으로 중복되는 닉네임이 없도록 구현해야 한다.</text:p>
            <text:p>3) 중복되는 닉네임 입력시 오류메세지 반환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닉네임 중복 확인 기능</text:p>
            <text:p>2) 중복 닉네임 입력시 오류 메세지 반환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06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회원가입]비밀번호 특수문자 포함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2" office:value-type="string" table:number-columns-spanned="5" table:number-rows-spanned="1">
            <text:p>1) 비밀번호에 영어, 숫자, 특수문자가 포함되어야함</text:p>
            <text:p>2) 각각 영어, 숫자, 특수문자가 한개 이상 입력이 되어야 한다.</text:p>
            <text:p>3) 위 조건이 불충분시 오류메세지 반환</text:p>
            <text:p/>
          </table:table-cell>
          <table:covered-table-cell table:number-columns-repeated="4" table:style-name="ce15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정규식 사용으로 비밀번호 입력기능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06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전체 band 글 검색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공개 / 비공개 밴드를 가리지 않고 모든 밴드의 게시글을 검색할 수 있음 ( 제목으로 )</text:p>
            <text:p>2) 정규화를 통해 검색 키워드와 백퍼센트 일치하지 않더라도 검색이 가능하도록 구현</text:p>
            <text:p><text:s text:c="4"/>(ex. 대한민 - &gt; 대한민국 )</text:p>
            <text:p>3) 검색어를 입력하면 해시태그는 무조건 일치하면 검색되도록 구현을 검토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8" office:value-type="string" table:number-columns-spanned="5" table:number-rows-spanned="1">
            <text:p>정규화를 통한 검색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07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만들기</text:p>
          </table:table-cell>
          <table:table-cell/>
          <table:table-cell table:style-name="ce21" office:value-type="string" table:number-columns-spanned="2" table:number-rows-spanned="1">
            <text:p>추가 요구 사항</text:p>
          </table:table-cell>
          <table:covered-table-cell table:style-name="ce25"/>
          <table:table-cell table:number-columns-repeated="6"/>
        </table:table-row>
        <table:table-row table:style-name="ro12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3" office:value-type="string" table:number-columns-spanned="5" table:number-rows-spanned="1">
            <text:p><text:span text:style-name="T1">1) </text:span><text:span text:style-name="T1">밴드 대문으로 사용할 사진 선택할 수 있어야 함 </text:span></text:p>
            <text:p><text:span text:style-name="T1">2) </text:span><text:span text:style-name="T1">지도 </text:span><text:span text:style-name="T1">api</text:span><text:span text:style-name="T1">를 이용하여 주요 활동 지역을 명시할 수 있어야 함</text:span></text:p>
            <text:p>3) 공개 밴드 / 비공개 밴드를 선택할 수 있어야 함</text:p>
            <text:p>4) 지도 api는 밴드 내에서 사용하고 밴드를 만들 때는 간단하게 무슨 시 무슨 구 이러한 형태로</text:p>
            <text:p>text박스를 통해 입력하도록 구현 검토</text:p>
            <text:p/>
          </table:table-cell>
          <table:covered-table-cell/>
          <table:covered-table-cell table:style-name="ce8"/>
          <table:covered-table-cell table:number-columns-repeated="2"/>
          <table:table-cell/>
          <table:table-cell table:style-name="ce22" office:value-type="string" table:number-columns-spanned="2" table:number-rows-spanned="1">
            <text:p>1) 공개 밴드 : 누구나 </text:p>
            <text:p><text:s text:c="11"/>밴드 가입이 가능하도록 구현</text:p>
            <text:p>2) 비공개 밴드 : 관리자의 초대 URL 혹은</text:p>
            <text:p><text:s text:c="11"/>초대 코드를 받은 사람만이 가입 가능하도록 구현 </text:p>
          </table:table-cell>
          <table:covered-table-cell table:style-name="ce26"/>
          <table:table-cell table:number-columns-repeated="6"/>
        </table:table-row>
        <table:table-row table:style-name="ro10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사진 올리기 기능</text:p>
            <text:p>2) 공개 / 비공개 밴드 선택 기능</text:p>
            <text:p>3) 지도 api사용 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1) 로그인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08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가입 가이드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이미지를 통해 간단한 가입가이드 제작</text:p>
            <text:p>2) 가입 순서대로 이미지 슬라이드</text:p>
            <text:p>3) 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밴드 가입 절차대로 이미지 캡쳐</text:p>
            <text:p>2) 이미지에 주석이나 그림으로 자세히 작성</text:p>
            <text:p>3) (나중 추가사항 구현다된 후 할 수 있으면) </text:p>
            <text:p>사이트 가입 후 처음에 한에 들어오면 자동으로 가이드 띄워주기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10" office:value-type="string" table:number-columns-spanned="2" table:number-rows-spanned="1">
            <text:p>카페가 완성됬다는 전제하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form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08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관심사에 맞는 밴드 추천</text:p>
          </table:table-cell>
          <table:table-cell/>
          <table:table-cell table:style-name="ce21" office:value-type="string" table:number-columns-spanned="2" table:number-rows-spanned="1">
            <text:p>추가 요구 사항</text:p>
          </table:table-cell>
          <table:covered-table-cell table:style-name="ce25"/>
          <table:table-cell table:number-columns-repeated="6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회원가입 시 입력한 관심사를 통한 카페 추천</text:p>
            <text:p>2) 카페 생성시 미리 입력한 관심사와 회원의 관심사 매칭</text:p>
            <text:p>3) 메인 화면 하단에 관심사에 따른 제일 인기있는 카페순으로 보여준다.</text:p>
            <text:p>4) (나중에 완성한 후 추가해도되는 사항)</text:p>
            <text:p>최근에 만들어지거나 급상승 카페를 보여주는 기능</text:p>
          </table:table-cell>
          <table:covered-table-cell/>
          <table:covered-table-cell table:style-name="ce8"/>
          <table:covered-table-cell table:number-columns-repeated="2"/>
          <table:table-cell/>
          <table:table-cell table:style-name="ce22" office:value-type="string" table:number-columns-spanned="2" table:number-rows-spanned="1">
            <text:p>홍영표 : [가입 기능]과 [Band 생성 기능] 을 전제조건으로 넣으면 어떨까?</text:p>
          </table:table-cell>
          <table:covered-table-cell table:style-name="ce26"/>
          <table:table-cell table:number-columns-repeated="6"/>
        </table:table-row>
        <table:table-row table:style-name="ro8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카페 관심사와 회원 관심사 매칭</text:p>
            <text:p>2) 인기 카페부터 메인화면 중단 및 하단에 반환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10" office:value-type="string" table:number-columns-spanned="2" table:number-rows-spanned="1">
            <text:p>1) 로그인, 회원가입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09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내 검색 기능</text:p>
          </table:table-cell>
          <table:table-cell/>
          <table:table-cell table:style-name="ce21" office:value-type="string" table:number-columns-spanned="2" table:number-rows-spanned="1">
            <text:p>추가 요구 사항</text:p>
          </table:table-cell>
          <table:covered-table-cell table:style-name="ce25"/>
          <table:table-cell table:number-columns-repeated="6"/>
        </table:table-row>
        <table:table-row table:style-name="ro12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밴드 내 게시글/앨범의 사진 등을 검색 할 수 있음</text:p>
            <text:p>2) 전체 밴드 글 검색 기능처럼 정규식을 이용해 일부만 입력해도 검색이</text:p>
            <text:p>가능하도록 구현</text:p>
            <text:p>3) (선택사항)</text:p>
            <text:p>닉네임으로 검색 시 관련 닉네임의 회원이 올린 게시물들만 확인할 수 있도록 구현</text:p>
            <text:p/>
          </table:table-cell>
          <table:covered-table-cell/>
          <table:covered-table-cell table:style-name="ce8"/>
          <table:covered-table-cell table:number-columns-repeated="2"/>
          <table:table-cell/>
          <table:table-cell table:style-name="ce22" office:value-type="string" table:number-columns-spanned="2" table:number-rows-spanned="1">
            <text:p>홍영표 : 게시글에 포함 된 해시태그도 검색이 가능하도록 기능을 구현했으면 좋겠다.</text:p>
            <text:p/>
            <text:p>[답, 강태헌] : 해시태그 검색이 가능하도록 하려면 밴드 내 검색 뿐만 아니라</text:p>
            <text:p><text:s text:c="21"/>전체 밴드 검색에서도 가능하도록 구현하는 것이 맞다고 생각합니다. <text:s/></text:p>
          </table:table-cell>
          <table:covered-table-cell table:style-name="ce26"/>
          <table:table-cell table:number-columns-repeated="6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정규식을 이용한 검색기능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10" office:value-type="string" table:number-columns-spanned="2" table:number-rows-spanned="1">
            <text:p>1) 로그인</text:p>
            <text:p>2) 밴드 가입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10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고유의 게시판 만들기 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기본적으로 제공되는 전체글, 앨범, 일정, 멤버 이외의 게시판을 제공</text:p>
            <text:p>2) 카페 지기가 원하는 게시판을 만들 수 있도록 한다.</text:p>
            <text:p>(이름도 카페지기가 지정)</text:p>
            <text:p>3) 단, 한번 만들면 그 게시판은 지울 수 없도록 만들어진 임의의 게시판은 그 카페의</text:p>
            <text:p>고유한 게시판이 되도록 한다</text:p>
          </table:table-cell>
          <table:covered-table-cell/>
          <table:covered-table-cell table:style-name="ce8"/>
          <table:covered-table-cell table:number-columns-repeated="2"/>
          <table:table-cell/>
          <table:table-cell table:style-name="ce23" office:value-type="string" table:number-columns-spanned="2" table:number-rows-spanned="1">
            <text:p>이도현 : 이 기능은 추가 안 했으면 좋겠다는 바람</text:p>
            <text:p>이렇게 하는 것 보다는 그냥 자유게시판 같은 게시판을 </text:p>
            <text:p><text:s/>미리 기본적으로 추가했으면 바라는 의견</text:p>
          </table:table-cell>
          <table:covered-table-cell/>
          <table:table-cell table:number-columns-repeated="6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임의의 게시판 만드는 기능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10" office:value-type="string" table:number-columns-spanned="2" table:number-rows-spanned="1">
            <text:p>1) 카페지기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1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쪽지] 쪽지 관리</text:p>
          </table:table-cell>
          <table:table-cell/>
          <table:table-cell table:style-name="ce21" office:value-type="string" table:number-columns-spanned="2" table:number-rows-spanned="1">
            <text:p>추가 요구 사항</text:p>
          </table:table-cell>
          <table:covered-table-cell table:style-name="ce25"/>
          <table:table-cell table:number-columns-repeated="6"/>
        </table:table-row>
        <table:table-row table:style-name="ro13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밴드 메인의 우상단에 위치</text:p>
            <text:p>2) 닉네임으로 쪽지를 보내고 받을 수 있어야 함</text:p>
            <text:p>3) 쪽지 메뉴에서는 내가 받은 쪽지 List를 볼 수 있어야 하며 리스트를 클릭하여 쪽지의 내용을 </text:p>
            <text:p><text:s text:c="4"/>볼 수 있어야 함</text:p>
            <text:p>4) [보낸 사람(닉네임)]을 클릭하면 쪽지 보내기 양식이 나타내며 바로 답장을 할 수 있게 만들어야 함</text:p>
            <text:p>5) 쪽지 보내기의 양식은 [제목, 받는 사람, 내용]을 갖추어야 함</text:p>
            <text:p>6) 쪽지의 내용은 [000자 이하로 작성] 문구를 넣어야 함</text:p>
            <text:p>7) (선택사항)</text:p>
            <text:p>일반 회원들은 일반 회원과 카페 지기에게만 쪽지를 보낼 수 잇다.</text:p>
            <text:p>밴드 총 관리자에게는 쪽지만 받을 수 있도록 구현(카페지기와 무관)</text:p>
            <text:p>총 관리자의 쪽지는 모든 회원들에게 무조건 발송.</text:p>
          </table:table-cell>
          <table:covered-table-cell/>
          <table:covered-table-cell table:style-name="ce8"/>
          <table:covered-table-cell table:number-columns-repeated="2"/>
          <table:table-cell/>
          <table:table-cell table:style-name="ce22" office:value-type="string" table:number-columns-spanned="2" table:number-rows-spanned="1">
            <text:p>홍영표 : 사이트 관리자가 모든 회원에게 무조건 발송이라면 보낼 수 있는 회원을 선택할 수는</text:p>
            <text:p><text:s text:c="14"/>없는지 궁금합니다.</text:p>
            <text:p/>
            <text:p>[답, 강태헌] : 해시태그 검색이 가능하도록 하려면 밴드 내 검색 뿐만 아니라</text:p>
            <text:p><text:s text:c="21"/>전체 밴드 검색에서도 가능하도록 구현하는 것이 맞다고 생각합니다. <text:s/></text:p>
          </table:table-cell>
          <table:covered-table-cell table:style-name="ce26"/>
          <table:table-cell table:number-columns-repeated="6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쪽지 보내는 기능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7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닉네임 중복 체크를</text:p>
            <text:p>통해 같은 닉네임을 쓰는</text:p>
            <text:p>사람이 없어야 함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 / form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12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게시글 쓰기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text 내용과 함께 1.사진, 2. 위치 정보를 입력할 수 있는 기능이 필수로 들어가야 함</text:p>
            <text:p>2) drowing (그림 그리기) 기능을 추가하여 그린 그림을 게시글에 추가할 수 있게 함</text:p>
            <text:p>3) 위치 정보를 입력했다면 지도나 선택한 위치 정보를 확인할 수 있는 글귀를 추가해 주어야 함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7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사진 올리기 기능(필수)</text:p>
            <text:p>2) 위치 정보 입력 기능(필수)</text:p>
            <text:p>3) drowing 기능(선택)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밴드 회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13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활동지역 변경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밴드 메인에 표시되어 있는 주요 활동지역을 수정할 수 있음</text:p>
            <text:p>2) 지도 api를 이용해 손쉽게 주요 활동 거점을 변경할 수 있음</text:p>
            <text:p>3) 카페 주요 활동지점은 카페 지기만이 바꿀 수 있도록 권한을 카페 지기에게만 준다.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8" office:value-type="string" table:number-columns-spanned="5" table:number-rows-spanned="1">
            <text:p>1) 위치 정보 사용 기능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10" office:value-type="string" table:number-columns-spanned="2" table:number-rows-spanned="1">
            <text:p>위치 정보</text:p>
            <text:p>카페 지기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14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채팅 기능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공개 채팅 / 비공개 채팅을 구현</text:p>
            <text:p>2) 1:多 채팅을 지원</text:p>
            <text:p>3) 한 개 이상의 채팅방을 만들 수 있어야 함</text:p>
            <text:p>4) 토글을 이용한 간편한 채팅방 확인.</text:p>
            <text:p>5) 만약 토글로 구현이 어렵다면 팝업창으로 구현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 ) 웹소켓을 이용한 채팅방 구현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1) 로그인</text:p>
            <text:p>2) 밴드 회원만 이용 가능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15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내 정보 수정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회원가입 시 입력 받은 정보를 수정할 수 있는 기능을 제공</text:p>
            <text:p>2) 밴드 메인의 우측 상단에 위치</text:p>
            <text:p>3) 토글로 열리고 닫히며 내용으로는 [내 정보 / 공지 사항 / 로그아웃 ] 을 구현 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로그인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 / form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16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소개 글 입력 / 수정</text:p>
          </table:table-cell>
          <table:table-cell table:number-columns-repeated="9"/>
        </table:table-row>
        <table:table-row table:style-name="ro7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band main -&gt; 밴드 소개 탭을 통해 들어가 확인 할 수 있으며</text:p>
            <text:p>2) 밴드 소개글을 작성할 수 있고 수정할 수 있어야 함</text:p>
            <text:p>3) 입력이 되어있거나 수정이 되어 저장이 되면 미리 보기로 볼수있도록 구현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14" office:value-type="string" table:number-columns-spanned="2" table:number-rows-spanned="1">
            <text:p>밴드 관리자 권한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 / form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17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카테고리 추가</text:p>
          </table:table-cell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밴드 생성 시 입력 받았던 관심사(카테고리)를 추가/수정할 수 있음</text:p>
            <text:p>2) 텍스트 입력을 통한 카테고리 추가기능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밴드 관리자 권한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18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앨범] 사진 올리기</text:p>
          </table:table-cell>
          <table:table-cell table:number-columns-repeated="9"/>
        </table:table-row>
        <table:table-row table:style-name="ro14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내 로컬의 이미지 파일을 선택해서 앨범에 업로드 할 수 있음</text:p>
            <text:p>2) 한 개 이상의 이미지를 중복 선택해서 올릴 수 있어야 함</text:p>
            <text:p>3) 사진을 등록하는 버튼과 선택한 사진을 취소하는 버튼을 구현</text:p>
            <text:p>4) 차후 수정을 위해 비밀번호를 입력 받음</text:p>
            <text:p>5) 사진을 업로드 할 앨범을 선택할 수 있어야 함</text:p>
            <text:p>6) 앨범 관련된 기능은 카페지기 or 부지기만 만들 수 있도록</text:p>
            <text:p>(무분별한 앨범생성을 막기 위한 수단)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앨범 만들기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밴드 회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19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앨범] 내가 올린 사진 수정</text:p>
          </table:table-cell>
          <table:table-cell table:number-columns-repeated="9"/>
        </table:table-row>
        <table:table-row table:style-name="ro12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앨범 게시판에 업로드 된 게시물은 비밀번호를 통해 수정이 가능</text:p>
            <text:p>2) 게시물 삭제 혹은 다른 사진으로 재업로드가 가능해야 함</text:p>
            <text:p>3) 수정 버튼을 눌러 수정 화면으로 가기 전 테이블에 입력된 회원 정보를 먼저 확인해 </text:p>
            <text:p>로그인한 회원과 게시글을 입력한 회원의 정보를 비교해 일치하지 않으면 “권한이 없다”와 비슷한</text:p>
            <text:p>맥락의 오류 메세지를 반환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7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사진 수정</text:p>
            <text:p>2) 사진 재업로드</text:p>
            <text:p>3) 회원정보 비교 후 수정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밴드 회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20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앨범 만들기</text:p>
          </table:table-cell>
          <table:table-cell/>
          <table:table-cell table:style-name="ce21" office:value-type="string" table:number-columns-spanned="2" table:number-rows-spanned="1">
            <text:p>추가 요구 사항</text:p>
          </table:table-cell>
          <table:covered-table-cell table:style-name="ce25"/>
          <table:table-cell table:number-columns-repeated="6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기본으로 제공되는 앨범 게시판이 아닌 '여행', '맛집','밤 풍경' 등 새로운 앨범을 추가</text:p>
            <text:p>2) 만들어진 앨범을 선택해서 사진을 업로드 할 수 있어야 함</text:p>
            <text:p>3) 사진 올리기에서 말했 듯이 카페지기 or 부지기만 앨범 생성이 가능하도록 구현</text:p>
            <text:p>(무분별한 앨범 생성을 제한하기 위한 것)</text:p>
            <text:p/>
          </table:table-cell>
          <table:covered-table-cell/>
          <table:covered-table-cell table:style-name="ce8"/>
          <table:covered-table-cell table:number-columns-repeated="2"/>
          <table:table-cell/>
          <table:table-cell table:style-name="ce24" office:value-type="string" table:number-columns-spanned="2" table:number-rows-spanned="1">
            <text:p>1) 기존의 게시물을 새로 만들어진 </text:p>
            <text:p>앨범으로 옮길 수 있는 기능 </text:p>
          </table:table-cell>
          <table:covered-table-cell table:style-name="ce26"/>
          <table:table-cell table:number-columns-repeated="6"/>
        </table:table-row>
        <table:table-row table:style-name="ro7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앨범 생성</text:p>
            <text:p>2) 사진 업로드</text:p>
            <text:p>3) 카페지기, 부지기 권한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밴드 관리자, 카페지기, 부지기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20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일정] 일정 만들기</text:p>
          </table:table-cell>
          <table:table-cell table:number-columns-repeated="9"/>
        </table:table-row>
        <table:table-row table:style-name="ro12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1.일정 명, 2.일정에 대한 내용, 3.시작일과 종료일, 4.위치 정보를 입력 받아야 함 </text:p>
            <text:p>2) 자바스크립트 일정 api 혹은 그에 준하는 api로 달력에서 특정 날짜를 선택해서 일정을 만들 수 </text:p>
            <text:p><text:s text:c="4"/>있어야 함</text:p>
            <text:p>3) 일정의 시작일과 종료일을 명시할 수 있고 달력에 표시되어 가시적으로 보일 수 있게 해야 함</text:p>
            <text:p>4) 등록 된 일정은 [일정]전체 일정 출력 + 전체 게시판에 [일정이 등록 되었습니다] 문구로 출력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0" office:value-type="string" table:number-columns-spanned="5" table:number-rows-spanned="1">
            <text:p>1) 관리자 권한</text:p>
            <text:p>2) 일정 입력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밴드 관리자 or</text:p>
            <text:p>매니저 권한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2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일정] 전체 일정 출력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일정 게시판(일정.jsp)에 등록 된 일정 들을 출력</text:p>
            <text:p>2) 최신 일정이 항상 위로 오도록 출력한다.</text:p>
            <text:p>3) 등록 된 일정이 없을 경우 [등록 된 일정이 없습니다] 문구를 기본 값으로 출력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14" office:value-type="string" table:number-columns-spanned="5" table:number-rows-spanned="1">
            <text:p>[일정] 일정 만들기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등록 된 일정이 </text:p>
            <text:p>있어야 함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22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member] member 관리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member 게시판에서 관리</text:p>
            <text:p>2) 밴드에 가입 된 member 리스트를 출력</text:p>
            <text:p>3) 제제 권한을 가진 관리자가 member 탈퇴, 정지 등을 할 수 있음</text:p>
            <text:p>4) 많은 member 중 원하는 member를 찾기 위해 member 닉네임으로 해당되는 인원을 찾을 수 있음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8" office:value-type="string" table:number-columns-spanned="5" table:number-rows-spanned="1">
            <text:p>관리자 권한의 부여</text:p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밴드 관리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/form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ce3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8" office:value-type="string" table:number-columns-spanned="2" table:number-rows-spanned="1">
            <text:p>M023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member] 밴드 가입하기 </text:p>
          </table:table-cell>
          <table:table-cell/>
          <table:table-cell table:style-name="ce23" office:value-type="string">
            <text:p>추가 요구사항</text:p>
          </table:table-cell>
          <table:table-cell table:number-columns-repeated="7"/>
        </table:table-row>
        <table:table-row table:style-name="ro15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밴드 메인의 밴드 가입하기 버튼을 클릭하여 진행</text:p>
            <text:p>2) 이 밴드를 추천한 사람의 [닉네임 입력]을 받을 수 있도록 진행</text:p>
            <text:p><text:s text:c="5"/>(추후 밴드 맴버 권한을 부여할 때 사용할 예정)</text:p>
            <text:p>3) 어떤 목적으로 이 밴드에 가입하게 되었는지 간단한 답변을 입력 받아야 한다.</text:p>
            <text:p>4) 모든 입력이 끝나고 [밴드 가입하기] 버튼을 누르면 [밴드 관리자]에게 [밴드 가입신청]이 요청되고</text:p>
            <text:p><text:s text:c="5"/>밴드 관리자가 승인하면 가입이 완료되도록 구성해야 한다. </text:p>
            <text:p/>
          </table:table-cell>
          <table:covered-table-cell/>
          <table:covered-table-cell table:style-name="ce8"/>
          <table:covered-table-cell table:number-columns-repeated="2"/>
          <table:table-cell/>
          <table:table-cell office:value-type="string">
            <text:p/>
            <text:p/>
          </table:table-cell>
          <table:table-cell table:number-columns-repeated="7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밴드를 가입하지 않은</text:p>
            <text:p>회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6"/>
          <table:table-cell table:style-name="ce11" office:value-type="string" table:number-columns-spanned="2" table:number-rows-spanned="1">
            <text:p>기능</text:p>
          </table:table-cell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4" office:value-type="string" table:number-columns-spanned="2" table:number-rows-spanned="1">
            <text:p>요구사항 번호</text:p>
          </table:table-cell>
          <table:covered-table-cell table:style-name="ce4"/>
          <table:table-cell table:style-name="ce8" office:value-type="string" table:number-columns-spanned="2" table:number-rows-spanned="1">
            <text:p>M00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table:number-columns-repeated="10"/>
        </table:table-row>
        <table:table-row table:style-name="ro10">
          <table:table-cell table:style-name="ce4" office:value-type="string" table:number-columns-spanned="2" table:number-rows-spanned="1">
            <text:p>요구사항 설명</text:p>
          </table:table-cell>
          <table:covered-table-cell table:style-name="ce4"/>
          <table:table-cell table:style-name="ce10" office:value-type="string" table:number-columns-spanned="5" table:number-rows-spanned="1">
            <text:p>1) </text:p>
            <text:p>2) </text:p>
            <text:p>3) </text:p>
            <text:p/>
          </table:table-cell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table:style-name="ce4" office:value-type="string" table:number-columns-spanned="2" table:number-rows-spanned="1">
            <text:p>관련 요구사항</text:p>
          </table:table-cell>
          <table:covered-table-cell table:style-name="ce4"/>
          <table:table-cell table:style-name="ce8" table:number-columns-spanned="5" table:number-rows-spanned="1"/>
          <table:covered-table-cell/>
          <table:covered-table-cell table:style-name="ce8"/>
          <table:covered-table-cell table:number-columns-repeated="2"/>
          <table:table-cell table:number-columns-repeated="9"/>
        </table:table-row>
        <table:table-row table:style-name="ro3">
          <table:table-cell table:style-name="ce4" office:value-type="string" table:number-columns-spanned="2" table:number-rows-spanned="1">
            <text:p>전제 조건</text:p>
          </table:table-cell>
          <table:covered-table-cell table:style-name="ce4"/>
          <table:table-cell table:style-name="ce8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5" office:value-type="string" table:number-columns-spanned="2" table:number-rows-spanned="1">
            <text:p>유형</text:p>
          </table:table-cell>
          <table:covered-table-cell table:style-name="ce7"/>
          <table:table-cell table:style-name="ce11" table:number-columns-spanned="2" table:number-rows-spanned="1"/>
          <table:covered-table-cell table:style-name="ce11"/>
          <table:table-cell table:style-name="ce17" office:value-type="string" table:number-columns-spanned="2" table:number-rows-spanned="1">
            <text:p>담당자</text:p>
          </table:table-cell>
          <table:covered-table-cell table:style-name="ce17"/>
          <table:table-cell table:style-name="ce11"/>
          <table:table-cell table:number-columns-repeated="9"/>
        </table:table-row>
      </table:table>
      <table:table table:name="시트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2020-02-28</text:date>, <text:time>17:17:02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5:24:56.45</meta:creation-date>
    <dc:date>2020-02-28T17:17:02.20</dc:date>
    <meta:editing-duration>PT17H17S</meta:editing-duration>
    <meta:editing-cycles>13</meta:editing-cycles>
    <meta:generator>OpenOffice/4.1.7$Win32 OpenOffice.org_project/417m1$Build-9800</meta:generator>
    <dc:creator>user </dc:creator>
    <meta:document-statistic meta:table-count="3" meta:cell-count="398" meta:object-count="0"/>
  </office:meta>
</office:document-meta>
</file>